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~? Or
something... at least, that's what I'm think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~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~ Soooo~ Hooottt~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~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"Spirit Queen", I get the image
of a genie coming out of a lamp, or
some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"not-a-human" a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"weedkiller"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~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~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~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~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"self-satisfying"...
Sounds pretty lewd, don'tcha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~? Fufuf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~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"pick some flowers"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&gt;_&lt;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"Great
Sunrise Bridge" if we want to reach the
Southland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ut I can't b-bear it... anymo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 really feel it trembling with magic pow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 how
are we supposed to, umm, you k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"Don't look down on me just 'cos I'm small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"Well, just do your bes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"I mighta been careless last time, but I'm
goin' all out this time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"You'd better come at me with everythin' you
got!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"They might be powerful fusions of your
creation, but monsters are monsters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"I expect they'll fall to our Seraphia like any
other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Hoh hoh hoh!! Do not underestimate the
power of my Lux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You shall be ground into dust by my
double-trouble combo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tricate her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"Komu" will automatically target
enemies at random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"condition"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08T18:18:16+01:00</meta:creation-date>
    <dc:date>2020-02-08T18:18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